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Binta</text:p>
          </table:table-cell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02-24" calcext:value-type="date">
            <text:p>24/02/2014</text:p>
          </table:table-cell>
          <table:table-cell office:value-type="string" calcext:value-type="string">
            <text:p>Mam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10" calcext:value-type="date">
            <text:p>10/02/2015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garé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8" calcext:value-type="date">
            <text:p>28/09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2" calcext:value-type="date">
            <text:p>12/06/2014</text:p>
          </table:table-cell>
          <table:table-cell office:value-type="string" calcext:value-type="string">
            <text:p>Hamadoun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Guendeb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iagni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12" calcext:value-type="date">
            <text:p>12/01/2013</text:p>
          </table:table-cell>
          <table:table-cell office:value-type="string" calcext:value-type="string">
            <text:p>Mdadou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Minata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ngo</text:p>
          </table:table-cell>
          <table:table-cell office:value-type="string" calcext:value-type="string">
            <text:p>SOUMOU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2" calcext:value-type="date">
            <text:p>22/09/2014</text:p>
          </table:table-cell>
          <table:table-cell office:value-type="string" calcext:value-type="string">
            <text:p>Fatoma</text:p>
          </table:table-cell>
          <table:table-cell office:value-type="string" calcext:value-type="string">
            <text:p>SOUMOUNOU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youba</text:p>
          </table:table-cell>
          <table:table-cell office:value-type="string" calcext:value-type="string">
            <text:p>DJELICOUMA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DJELICOUMAGA</text:p>
          </table:table-cell>
          <table:table-cell office:value-type="string" calcext:value-type="string">
            <text:p>Djéneba</text:p>
          </table:table-cell>
          <table:table-cell office:value-type="string" calcext:value-type="string">
            <text:p>Sanog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6" calcext:value-type="date">
            <text:p>16/05/2015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ssaran</text:p>
          </table:table-cell>
          <table:table-cell office:value-type="string" calcext:value-type="string">
            <text:p>Kona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24" calcext:value-type="date">
            <text:p>24/05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Mohamed Tiémoko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26" calcext:value-type="date">
            <text:p>26/06/2015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508" calcext:value-type="float">
            <text:p>508</text:p>
          </table:table-cell>
          <table:table-cell office:value-type="string" calcext:value-type="string">
            <text:p>Mody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2" calcext:value-type="date">
            <text:p>02/05/201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2" calcext:value-type="date">
            <text:p>12/08/2015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Cha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Zalihatou</text:p>
          </table:table-cell>
          <table:table-cell office:value-type="string" calcext:value-type="string">
            <text:p>Touré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Sidy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0-31" calcext:value-type="date">
            <text:p>31/10/2013</text:p>
          </table:table-cell>
          <table:table-cell office:value-type="string" calcext:value-type="string">
            <text:p>Nitji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499" calcext:value-type="float">
            <text:p>499</text:p>
          </table:table-cell>
          <table:table-cell office:value-type="string" calcext:value-type="string">
            <text:p>Bakorob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Gnignedie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513" calcext:value-type="float">
            <text:p>51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6-12" calcext:value-type="date">
            <text:p>12/06/2015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Minimb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24" calcext:value-type="date">
            <text:p>24/07/201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limat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515" calcext:value-type="float">
            <text:p>515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H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9" calcext:value-type="date">
            <text:p>29/09/2014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ANGH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503" calcext:value-type="float">
            <text:p>503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294" calcext:value-type="float">
            <text:p>294</text:p>
          </table:table-cell>
          <table:table-cell office:value-type="string" calcext:value-type="string">
            <text:p>Massik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7" calcext:value-type="date">
            <text:p>07/02/2015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5-04-11" calcext:value-type="date">
            <text:p>11/04/2015</text:p>
          </table:table-cell>
          <table:table-cell office:value-type="string" calcext:value-type="string">
            <text:p>Flemory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float" office:value="188" calcext:value-type="float">
            <text:p>188</text:p>
          </table:table-cell>
          <table:table-cell office:value-type="string" calcext:value-type="string">
            <text:p>Sikadjè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20" calcext:value-type="date">
            <text:p>20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M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0" calcext:value-type="date">
            <text:p>10/05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OUARE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10" calcext:value-type="date">
            <text:p>10/09/2013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abasso</text:p>
          </table:table-cell>
          <table:table-cell office:value-type="string" calcext:value-type="string">
            <text:p>THIERO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06-13" calcext:value-type="date">
            <text:p>13/06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HIERO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6" calcext:value-type="date">
            <text:p>16/10/201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5-02-28" calcext:value-type="date">
            <text:p>28/02/2015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Woulal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423" calcext:value-type="float">
            <text:p>42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6-14" calcext:value-type="date">
            <text:p>14/06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é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6" calcext:value-type="date">
            <text:p>06/07/2014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Ramatou</text:p>
          </table:table-cell>
          <table:table-cell office:value-type="string" calcext:value-type="string">
            <text:p>KO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12" calcext:value-type="date">
            <text:p>12/07/201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iss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Sidi Haroun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3-05-12" calcext:value-type="date">
            <text:p>12/05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Keït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ouctar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21" calcext:value-type="date">
            <text:p>21/06/2013</text:p>
          </table:table-cell>
          <table:table-cell office:value-type="string" calcext:value-type="string">
            <text:p>Solomane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YEBEDJ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1-05" calcext:value-type="date">
            <text:p>05/01/201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YEBEDJE</text:p>
          </table:table-cell>
          <table:table-cell office:value-type="string" calcext:value-type="string">
            <text:p>Badiara</text:p>
          </table:table-cell>
          <table:table-cell office:value-type="string" calcext:value-type="string">
            <text:p>Touré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bdoul Aziz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KON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10" calcext:value-type="date">
            <text:p>10/05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E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2-06" calcext:value-type="date">
            <text:p>06/02/2015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oït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Soumaï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Haïdar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5-17" calcext:value-type="date">
            <text:p>17/05/2013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n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25" calcext:value-type="date">
            <text:p>25/09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14" calcext:value-type="date">
            <text:p>14/01/201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9-09" calcext:value-type="date">
            <text:p>09/09/2015</text:p>
          </table:table-cell>
          <table:table-cell office:value-type="string" calcext:value-type="string">
            <text:p>Aliou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Bagayok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Boucary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office:value-type="float" office:value="476" calcext:value-type="float">
            <text:p>476</text:p>
          </table:table-cell>
          <table:table-cell office:value-type="string" calcext:value-type="string">
            <text:p>Fatoumata Pind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8-08" calcext:value-type="date">
            <text:p>08/08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office:value-type="float" office:value="492" calcext:value-type="float">
            <text:p>492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ASSAMBAR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2-21" calcext:value-type="date">
            <text:p>21/02/2013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KASSAMBAR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office:value-type="float" office:value="343" calcext:value-type="float">
            <text:p>343</text:p>
          </table:table-cell>
          <table:table-cell office:value-type="string" calcext:value-type="string">
            <text:p>Djelik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5-08-09" calcext:value-type="date">
            <text:p>09/08/2015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5-12" calcext:value-type="date">
            <text:p>12/05/2013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01-03" calcext:value-type="date">
            <text:p>03/01/2014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office:value-type="float" office:value="191" calcext:value-type="float">
            <text:p>191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SANGA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10-10" calcext:value-type="date">
            <text:p>10/10/201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ANGARE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office:value-type="float" office:value="455" calcext:value-type="float">
            <text:p>455</text:p>
          </table:table-cell>
          <table:table-cell office:value-type="string" calcext:value-type="string">
            <text:p>Naba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4-05-15" calcext:value-type="date">
            <text:p>15/05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office:value-type="float" office:value="328" calcext:value-type="float">
            <text:p>328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Karambé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9-20" calcext:value-type="date">
            <text:p>20/09/201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aramb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aremb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0-12-01" calcext:value-type="date">
            <text:p>01/12/201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float" office:value="487" calcext:value-type="float">
            <text:p>487</text:p>
          </table:table-cell>
          <table:table-cell office:value-type="string" calcext:value-type="string">
            <text:p>Wandé</text:p>
          </table:table-cell>
          <table:table-cell office:value-type="string" calcext:value-type="string">
            <text:p>KEB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4-25" calcext:value-type="date">
            <text:p>25/04/2012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EBE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float" office:value="482" calcext:value-type="float">
            <text:p>482</text:p>
          </table:table-cell>
          <table:table-cell office:value-type="string" calcext:value-type="string">
            <text:p>Magnan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2-24" calcext:value-type="date">
            <text:p>24/12/2012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Touman</text:p>
          </table:table-cell>
          <table:table-cell office:value-type="string" calcext:value-type="string">
            <text:p>DIABAT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08-21" calcext:value-type="date">
            <text:p>21/08/2012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6-15" calcext:value-type="date">
            <text:p>15/06/2013</text:p>
          </table:table-cell>
          <table:table-cell office:value-type="string" calcext:value-type="string">
            <text:p>Zantigui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Bibatou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7-18" calcext:value-type="date">
            <text:p>18/07/2013</text:p>
          </table:table-cell>
          <table:table-cell office:value-type="string" calcext:value-type="string">
            <text:p>Amaga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ita</text:p>
          </table:table-cell>
          <table:table-cell office:value-type="string" calcext:value-type="string">
            <text:p>Kodi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Cheick Hamal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04-12" calcext:value-type="date">
            <text:p>12/04/2013</text:p>
          </table:table-cell>
          <table:table-cell office:value-type="string" calcext:value-type="string">
            <text:p>Mb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float" office:value="484" calcext:value-type="float">
            <text:p>48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2-11-28" calcext:value-type="date">
            <text:p>28/11/2012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Aboubacar B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3-12-09" calcext:value-type="date">
            <text:p>09/12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day number:style="long"/>
      <number:text>-</number:text>
      <number:month number:textual="true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-</number:text>
      <number:month number:textual="true"/>
      <number:text>-</number:text>
      <number:year/>
    </number:date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51:12.321180136</meta:creation-date>
    <dc:date>2022-10-10T11:55:48.808744787</dc:date>
    <meta:editing-duration>PT4M36S</meta:editing-duration>
    <meta:editing-cycles>2</meta:editing-cycles>
    <meta:generator>LibreOffice/7.3.6.2$Linux_X86_64 LibreOffice_project/30$Build-2</meta:generator>
    <meta:document-statistic meta:table-count="1" meta:cell-count="621" meta:object-count="0"/>
  </office:meta>
</office:document-meta>
</file>